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6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 officeooo:paragraph-rsid="001d9585"/>
    </style:style>
    <style:style style:name="P7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 officeooo:rsid="001d9585"/>
    </style:style>
    <style:style style:name="P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9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1f1ca5"/>
    </style:style>
    <style:style style:name="P10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 officeooo:rsid="001c1514"/>
    </style:style>
    <style:style style:name="T3" style:family="text">
      <style:text-properties fo:font-variant="normal" fo:text-transform="none" fo:color="#1f2328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variant="normal" fo:text-transform="none" fo:color="#1f2328" style:font-name="ui-monospace" fo:font-size="9.75pt" fo:letter-spacing="normal" fo:font-style="normal" fo:font-weight="normal" loext:padding="0in" loext:border="none"/>
    </style:style>
    <style:style style:name="T5" style:family="text">
      <style:text-properties fo:color="#000000" style:font-name="Verdana" fo:font-size="11.25pt"/>
    </style:style>
    <style:style style:name="T6" style:family="text">
      <style:text-properties fo:color="#000000" style:font-name="Verdana" fo:font-size="11.25pt" loext:padding="0in" loext:border="none"/>
    </style:style>
    <style:style style:name="T7" style:family="text">
      <style:text-properties fo:color="#000000" style:font-name="Verdana" fo:font-size="11.25pt" officeooo:rsid="001d9585" loext:padding="0in" loext:border="none"/>
    </style:style>
    <style:style style:name="T8" style:family="text">
      <style:text-properties fo:color="#000000" style:font-name="Consolas" fo:font-size="11.25pt" loext:padding="0in" loext:border="none"/>
    </style:style>
    <style:style style:name="T9" style:family="text">
      <style:text-properties fo:color="#000000" style:font-name="Consolas" fo:font-size="11.25pt" officeooo:rsid="001d9585" loext:padding="0in" loext:border="none"/>
    </style:style>
    <style:style style:name="T10" style:family="text">
      <style:text-properties style:font-name="Consolas" loext:padding="0in" loext:border="none"/>
    </style:style>
    <style:style style:name="T11" style:family="text">
      <style:text-properties officeooo:rsid="001f1ca5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1">C</text:span>heck which version of Git (if any) is installed.</text:p>
      <text:p text:style-name="P8"/>
      <text:p text:style-name="P8"/>
      <text:p text:style-name="P8">Initialize Git on the current folder:</text:p>
      <text:p text:style-name="P8"/>
      <text:p text:style-name="P8"/>
      <text:p text:style-name="P8">Set the user name for the current repository to "w3schools-test":</text:p>
      <text:p text:style-name="P8"/>
      <text:p text:style-name="P8"/>
      <text:p text:style-name="P8">Check the status of the Git:</text:p>
      <text:p text:style-name="P8"/>
      <text:p text:style-name="P8"/>
      <text:p text:style-name="P8">Add <text:span text:style-name="Source_20_Text"><text:span text:style-name="T10">index.html</text:span></text:span> to the Staging Enviornment:</text:p>
      <text:p text:style-name="P8"/>
      <text:p text:style-name="P8"/>
      <text:p text:style-name="P8">Stage all new, modified, and deleted files. Use the shorthand command:</text:p>
      <text:p text:style-name="P8"/>
      <text:p text:style-name="P8"/>
      <text:p text:style-name="P8">Commit the changes to the current repository with the message "First release!"</text:p>
      <text:p text:style-name="P8"/>
      <text:p text:style-name="P8"/>
      <text:p text:style-name="P9">View the history of commits for the repository:</text:p>
      <text:p text:style-name="P8"/>
      <text:p text:style-name="P8"/>
      <text:p text:style-name="P8">Show the possible options for the <text:span text:style-name="Source_20_Text"><text:span text:style-name="T10">status</text:span></text:span> command in command line:</text:p>
      <text:p text:style-name="P3"/>
      <text:p text:style-name="P3"/>
      <text:p text:style-name="P3"><text:soft-page-break/><text:span text:style-name="T5">Create a new branch called </text:span><text:span text:style-name="Source_20_Text"><text:span text:style-name="T8">hello-world-images</text:span></text:span><text:span text:style-name="T5">:</text:span></text:p>
      <text:p text:style-name="P7"><text:span text:style-name="T5"/></text:p>
      <text:p text:style-name="P7"><text:span text:style-name="T5"/></text:p>
      <text:p text:style-name="P8">List the existing branches</text:p>
      <text:p text:style-name="P3"><text:span text:style-name="T5"/></text:p>
      <text:p text:style-name="P3"><text:span text:style-name="T5"/></text:p>
      <text:p text:style-name="P3"><text:span text:style-name="T5">Move to the </text:span><text:span text:style-name="Source_20_Text"><text:span text:style-name="T8">hello-world-images</text:span></text:span><text:span text:style-name="T5"> </text:span><text:span text:style-name="Source_20_Text"><text:span text:style-name="T8">branch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>Merge the </text:span></text:span><text:span text:style-name="Source_20_Text"><text:span text:style-name="T8">hello-you</text:span></text:span><text:span text:style-name="Source_20_Text"><text:span text:style-name="T6"> branch with the current branch: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>Show the </text:span></text:span><text:span text:style-name="Source_20_Text"><text:span text:style-name="T9">log</text:span></text:span><text:span text:style-name="Source_20_Text"><text:span text:style-name="T7"> of the repository, showing just 1 line per </text:span></text:span><text:span text:style-name="Source_20_Text"><text:span text:style-name="T9">commit</text:span></text:span><text:span text:style-name="Source_20_Text"><text:span text:style-name="T7">: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>Amend the previous </text:span></text:span><text:span text:style-name="Source_20_Text"><text:span text:style-name="T9">commit</text:span></text:span><text:span text:style-name="Source_20_Text"><text:span text:style-name="T7"> to with the message </text:span></text:span><text:span text:style-name="Source_20_Text"><text:span text:style-name="T9">"Updated index"</text:span></text:span><text:span text:style-name="Source_20_Text"><text:span text:style-name="T7">:</text:span></text:span>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4:33:55.129867825</meta:creation-date>
    <dc:date>2023-10-22T15:02:23.656718638</dc:date>
    <meta:editing-duration>PT8M8S</meta:editing-duration>
    <meta:editing-cycles>1</meta:editing-cycles>
    <meta:document-statistic meta:table-count="0" meta:image-count="0" meta:object-count="0" meta:page-count="2" meta:paragraph-count="15" meta:word-count="124" meta:character-count="766" meta:non-whitespace-character-count="657"/>
    <meta:generator>LibreOffice/6.4.7.2$Linux_X86_64 LibreOffice_project/40$Build-2</meta:generator>
  </office:meta>
</office:document-meta>
</file>